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enlo" svg:font-family="Menlo, Monaco, Consolas, 'Courier New'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>
      <style:paragraph-properties>
        <style:tab-stops>
          <style:tab-stop style:position="0.905cm"/>
        </style:tab-stops>
      </style:paragraph-properties>
    </style:style>
    <style:style style:name="P6" style:family="paragraph" style:parent-style-name="Standard"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0.905cm"/>
        </style:tab-stops>
      </style:paragraph-properties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0.905cm"/>
        </style:tab-stops>
      </style:paragraph-properties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break-before="page"/>
      <style:text-properties style:font-name="Times New Roman" fo:font-size="12pt" style:font-size-asian="12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fo:color="#000000" style:font-name="Times New Roman" fo:font-size="9.75pt" fo:letter-spacing="normal" fo:font-style="normal" fo:font-weight="normal" fo:background-color="transparent"/>
    </style:style>
    <style:style style:name="T4" style:family="text">
      <style:text-properties fo:font-variant="normal" fo:text-transform="none" fo:color="#000000" style:font-name="Times New Roman" fo:font-size="9.75pt" fo:letter-spacing="normal" fo:font-style="normal" fo:font-weight="normal" fo:background-color="transparent" style:font-weight-asian="bold" style:font-weight-complex="bold"/>
    </style:style>
    <style:style style:name="T5" style:family="text">
      <style:text-properties fo:font-variant="normal" fo:text-transform="none" fo:color="#000000" style:font-name="Times New Roman" fo:font-size="9.75pt" fo:letter-spacing="normal" fo:font-style="normal" fo:font-weight="normal" fo:background-color="transparent" style:font-weight-asian="normal" style:font-weight-complex="normal"/>
    </style:style>
    <style:style style:name="T6" style:family="text">
      <style:text-properties fo:font-variant="normal" fo:text-transform="none" fo:color="#000000" style:font-name="Times New Roman" fo:font-size="9.75pt" fo:letter-spacing="normal" fo:font-style="normal" fo:font-weight="bold" fo:background-color="transparent" style:font-weight-asian="bold" style:font-weight-complex="bold"/>
    </style:style>
    <style:style style:name="T7" style:family="text">
      <style:text-properties fo:font-variant="normal" fo:text-transform="none" fo:color="#000000" style:font-name="Times New Roman" fo:letter-spacing="normal" fo:font-style="normal" fo:font-weight="bold" fo:background-color="transparent" style:font-weight-asian="bold" style:font-weight-complex="bold"/>
    </style:style>
    <style:style style:name="T8" style:family="text">
      <style:text-properties fo:font-variant="normal" fo:text-transform="none" fo:color="#000000" style:font-name="Times New Roman" fo:letter-spacing="normal" fo:font-style="normal" fo:font-weight="normal" fo:background-color="transparent"/>
    </style:style>
    <style:style style:name="T9" style:family="text">
      <style:text-properties fo:font-variant="normal" fo:text-transform="none" fo:color="#000000" style:font-name="Times New Roman" fo:letter-spacing="normal" fo:font-style="normal" fo:font-weight="normal" fo:background-color="transparent" style:font-weight-asian="normal" style:font-weight-complex="normal"/>
    </style:style>
    <style:style style:name="T10" style:family="text">
      <style:text-properties fo:font-variant="normal" fo:text-transform="none" fo:color="#000000" style:font-name="Times New Roman" fo:letter-spacing="normal" fo:font-style="normal" fo:font-weight="normal" fo:background-color="transparent" style:font-weight-asian="bold" style:font-weight-complex="bold"/>
    </style:style>
    <style:style style:name="T11" style:family="text">
      <style:text-properties fo:font-variant="normal" fo:text-transform="none" fo:color="#000000" style:font-name="Times New Roman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size-complex="12pt"/>
    </style:style>
    <style:style style:name="T15" style:family="text">
      <style:text-properties fo:font-variant="normal" fo:text-transform="none" fo:color="#000000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fo:font-size="12pt" fo:letter-spacing="normal" fo:font-style="normal" fo:font-weight="normal" fo:background-color="transparent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fo:font-size="12pt" fo:letter-spacing="normal" fo:font-style="normal" fo:font-weight="normal" fo:background-color="transparent" style:font-size-asian="12pt" style:font-size-complex="12pt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font-size="12pt" style:font-size-asian="12pt" style:font-size-complex="12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dor de seguridad y control de tráfico.</text:p>
      <text:p text:style-name="Standard"/>
      <text:p text:style-name="Standard"><text:s text:c="4"/></text:p>
      <text:p text:style-name="P2"/>
      <text:p text:style-name="P2">Instalar y configurar un servidor en rack usando sistema operativo debian 9 de <text:s text:c="2"/>forma que implemente un proxy transparente en Linux (squid + privoxy) con interfaz amigable </text:p>
      <text:p text:style-name="P2"/>
      <text:p text:style-name="P2">para la modificación <text:s text:c="4"/>de reglas (dansguardians o similar), que implemente un firewall <text:s text:c="4"/>(iptables+fail2ban) </text:p>
      <text:p text:style-name="P2"/>
      <text:p text:style-name="P2">y que implemente un monitor de red (zabbix) y además que implemente un servidor ssh para administración remota del servidor. </text:p>
      <text:p text:style-name="P2"/>
      <text:p text:style-name="P2">Tanto el proxy como el firewall tomarán periódicamente listas negras (https://easylist.to/ <text:s text:c="4"/>o similares) </text:p>
      <text:p text:style-name="P2"/>
      <text:p text:style-name="P2">La instalación del servidor en rack se realizará de <text:s text:c="4"/>forma automatizada (ansible o scripts), de forma que si falla sea posible reconstruirlo rápidamente.</text:p>
      <text:p text:style-name="P2"/>
      <text:p text:style-name="Standard">* El alumno entregará una primera versión del plan de proyecto, <text:s/>con entregas parciales cada 15 días.</text:p>
      <text:p text:style-name="Standard"/>
      <text:p text:style-name="Standard">* Las sesiones presenciales del proyecto será un jueves cada dos semanas.</text:p>
      <text:p text:style-name="Standard"/>
      <text:p text:style-name="Standard">* Los scripts, documentos, etc... se subirán a Github, de forma que se pueda realizar un seguimiento del trabajo. <text:s/></text:p>
      <text:p text:style-name="P10">SQUID</text:p>
      <text:p text:style-name="P6"/>
      <text:p text:style-name="P6"/>
      <text:p text:style-name="P6">RED EXTERNA eth0: 192.168.1.0/24</text:p>
      <text:p text:style-name="P6"/>
      <text:p text:style-name="P6">RED INTERNA eth1: 192.168.11.0/24</text:p>
      <text:p text:style-name="P6"/>
      <text:p text:style-name="P6"/>
      <text:p text:style-name="P7"><text:tab/><text:span text:style-name="T21">Proxy transparente:</text:span></text:p>
      <text:p text:style-name="P7"/>
      <text:p text:style-name="P7"/>
      <text:p text:style-name="P7"/>
      <text:p text:style-name="P7"><text:tab/>// Convertir la máquina en un enrutador </text:p>
      <text:p text:style-name="P7"/>
      <text:p text:style-name="P5"><text:span text:style-name="T20"><text:tab/></text:span><text:span text:style-name="Source_20_Text"><text:span text:style-name="T11">echo 1 &gt; /proc/sys/net/ipv4/ip_forward</text:span></text:span></text:p>
      <text:p text:style-name="P5"><text:span text:style-name="Source_20_Text"><text:span text:style-name="T11"/></text:span></text:p>
      <text:p text:style-name="P5"><text:span text:style-name="Source_20_Text"><text:span text:style-name="T11"/></text:span></text:p>
      <text:p text:style-name="P5"><text:span text:style-name="Source_20_Text"><text:span text:style-name="T11"><text:tab/></text:span></text:span><text:span text:style-name="Source_20_Text"><text:span text:style-name="T12">// Flush de reglas IPTABLES</text:span></text:span></text:p>
      <text:p text:style-name="P5"><text:span text:style-name="Source_20_Text"><text:span text:style-name="T11"/></text:span></text:p>
      <text:p text:style-name="P5"><text:span text:style-name="Source_20_Text"><text:span text:style-name="T11"><text:tab/>iptables -F</text:span></text:span></text:p>
      <text:p text:style-name="P5"><text:span text:style-name="Source_20_Text"><text:span text:style-name="T11"><text:tab/>iptables -X</text:span></text:span></text:p>
      <text:p text:style-name="P5"><text:span text:style-name="Source_20_Text"><text:span text:style-name="T11"><text:tab/>iptables -Z</text:span></text:span></text:p>
      <text:p text:style-name="P5"><text:span text:style-name="Source_20_Text"><text:span text:style-name="T11"/></text:span></text:p>
      <text:p text:style-name="P5"><text:span text:style-name="Source_20_Text"><text:span text:style-name="T11"/></text:span></text:p>
      <text:p text:style-name="P5"><text:span text:style-name="Source_20_Text"><text:span text:style-name="T11"/></text:span></text:p>
      <text:p text:style-name="P5"><text:span text:style-name="Source_20_Text"><text:span text:style-name="T13"><text:tab/>// Direccionar el tráfico de la red interna 192.168.11.0/24 del puerto 80 al puerto 3128 que es <text:tab/>donde está squid escuchando.</text:span></text:span></text:p>
      <text:p text:style-name="P5"><text:span text:style-name="Source_20_Text"><text:span text:style-name="T13"/></text:span></text:p>
      <text:p text:style-name="P5"><text:span text:style-name="Source_20_Text"><text:span text:style-name="T11"><text:tab/>iptables -t nat -A PREROUTING -s 10.0.0.0/8 -p tcp --dport 80 -j REDIRECT --to-port <text:tab/>3128</text:span></text:span></text:p>
      <text:p text:style-name="P5"><text:span text:style-name="Source_20_Text"><text:span text:style-name="T14"><text:tab/></text:span></text:span></text:p>
      <text:p text:style-name="P5"><text:span text:style-name="Source_20_Text"><text:span text:style-name="T14"/></text:span></text:p>
      <text:p text:style-name="P5"><text:span text:style-name="Source_20_Text"><text:span text:style-name="T14"><text:tab/>// Enmascarar la red interna red para que pueda salir a Internet mediante la interfaz eth1.</text:span></text:span></text:p>
      <text:p text:style-name="P5"><text:span text:style-name="Source_20_Text"><text:span text:style-name="T14"/></text:span></text:p>
      <text:p text:style-name="P5"><text:span text:style-name="Source_20_Text"><text:span text:style-name="T11"><text:tab/>iptables -t nat -A POSTROUTING -o eth0 -s 10.0.0.0/8 -j MASQUERADE</text:span></text:span></text:p>
      <text:p text:style-name="P3">Instalar webmin</text:p>
      <text:p text:style-name="Standard"/>
      <text:p text:style-name="Standard">apt-get install perl libnet-ssleay-perl openssl libauthen-pam-perl libpam-runtime libio-pty-perl apt-show-versions python</text:p>
      <text:p text:style-name="Standard"/>
      <text:p text:style-name="Standard">apt-get -f intall</text:p>
      <text:p text:style-name="Standard"/>
      <text:p text:style-name="Standard">wget <text:a xlink:type="simple" xlink:href="http://prdownloads.sourceforge.net/webadmin/webmin_1.881_all.deb" text:style-name="Internet_20_link" text:visited-style-name="Visited_20_Internet_20_Link">http://prdownloads.sourceforge.net/webadmin/webmin_1.881_all.deb</text:a></text:p>
      <text:p text:style-name="Standard"/>
      <text:p text:style-name="Standard">dpkg --install webmin_1.881_all.deb</text:p>
      <text:p text:style-name="Standard"/>
      <text:p text:style-name="Standard"/>
      <text:p text:style-name="Standard"/>
      <text:p text:style-name="Standard">Añadir <text:span text:style-name="T2">deb https://download.webmin.com/download/repository sarge contrib </text:span><text:span text:style-name="T1">en source list</text:span></text:p>
      <text:p text:style-name="P4"/>
      <text:p text:style-name="P4">cd /root</text:p>
      <text:p text:style-name="P4">wget http://www.webmin.com/jcameron-key.asc</text:p>
      <text:p text:style-name="P4">apt-key add jcameron-key.asc</text:p>
      <text:p text:style-name="P4"/>
      <text:p text:style-name="P4"/>
      <text:p text:style-name="Standard">apt-get install apt-transport-https</text:p>
      <text:p text:style-name="Standard">apt-get update</text:p>
      <text:p text:style-name="Standard">apt-get install webmin</text:p>
      <text:p text:style-name="Standard"/>
      <text:p text:style-name="Standard">luego ir a <text:a xlink:type="simple" xlink:href="https://localhost:1000/" text:style-name="Internet_20_link" text:visited-style-name="Visited_20_Internet_20_Link">https://localhost:1000</text:a> con usuario root y tico</text:p>
      <text:p text:style-name="P3">instalar dansguardian</text:p>
      <text:p text:style-name="Standard"/>
      <text:p text:style-name="Standard">apt-get install dansguardian</text:p>
      <text:p text:style-name="Standard"/>
      <text:p text:style-name="Standard">en su fichero de configuración ubicado en /etc/dansguardian/dansguardian.conf se descomenta la línea que empieza por UNCONFIGURED.</text:p>
      <text:p text:style-name="Standard"/>
      <text:p text:style-name="Standard"/>
      <text:p text:style-name="Standard">Para hacer a squid transparente hay que editar el fichero de configura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enlo" svg:font-family="Menlo, Monaco, Consolas, 'Courier New'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24T16:48:17.13</meta:creation-date>
    <dc:date>2018-04-25T21:40:29.50</dc:date>
    <meta:editing-duration>PT2H41M52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4" meta:paragraph-count="42" meta:word-count="335" meta:character-count="2425"/>
  </office:meta>
</office:document-meta>
</file>